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office:value-type="string">
            <text:p>Lp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Islandia</text:p>
          </table:table-cell>
          <table:table-cell office:value-type="float" office:value="2308">
            <text:p>2308</text:p>
          </table:table-cell>
          <table:table-cell office:value-type="float" office:value="2304">
            <text:p>2304</text:p>
          </table:table-cell>
          <table:table-cell table:formula="of:=[.C2]-[.D2]" office:value-type="float" office:value="4">
            <text:p>4</text:p>
          </table:table-cell>
          <table:table-cell table:formula="of:=[.E2]/[.D2]*100" office:value-type="float" office:value="0.173611111111111">
            <text:p>0,17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Norwegia</text:p>
          </table:table-cell>
          <table:table-cell office:value-type="float" office:value="40611">
            <text:p>40611</text:p>
          </table:table-cell>
          <table:table-cell office:value-type="float" office:value="40061">
            <text:p>40061</text:p>
          </table:table-cell>
          <table:table-cell table:formula="of:=[.C3]-[.D3]" office:value-type="float" office:value="550">
            <text:p>550</text:p>
          </table:table-cell>
          <table:table-cell table:formula="of:=[.E3]/[.D3]*100" office:value-type="float" office:value="1.37290631786526">
            <text:p>1,37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Finlandia</text:p>
          </table:table-cell>
          <table:table-cell office:value-type="float" office:value="55488">
            <text:p>55488</text:p>
          </table:table-cell>
          <table:table-cell office:value-type="float" office:value="54242">
            <text:p>54242</text:p>
          </table:table-cell>
          <table:table-cell table:formula="of:=[.C4]-[.D4]" office:value-type="float" office:value="1246">
            <text:p>1246</text:p>
          </table:table-cell>
          <table:table-cell table:formula="of:=[.E4]/[.D4]*100" office:value-type="float" office:value="2.29711293831348">
            <text:p>2,30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Gruzja</text:p>
          </table:table-cell>
          <table:table-cell office:value-type="float" office:value="50537">
            <text:p>50537</text:p>
          </table:table-cell>
          <table:table-cell office:value-type="float" office:value="48856">
            <text:p>48856</text:p>
          </table:table-cell>
          <table:table-cell table:formula="of:=[.C5]-[.D5]" office:value-type="float" office:value="1681">
            <text:p>1681</text:p>
          </table:table-cell>
          <table:table-cell table:formula="of:=[.E5]/[.D5]*100" office:value-type="float" office:value="3.44072375962011">
            <text:p>3,44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Irlandia</text:p>
          </table:table-cell>
          <table:table-cell office:value-type="float" office:value="32856">
            <text:p>32856</text:p>
          </table:table-cell>
          <table:table-cell office:value-type="float" office:value="31483">
            <text:p>31483</text:p>
          </table:table-cell>
          <table:table-cell table:formula="of:=[.C6]-[.D6]" office:value-type="float" office:value="1373">
            <text:p>1373</text:p>
          </table:table-cell>
          <table:table-cell table:formula="of:=[.E6]/[.D6]*100" office:value-type="float" office:value="4.36108375948925">
            <text:p>4,36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Niemcy</text:p>
          </table:table-cell>
          <table:table-cell office:value-type="float" office:value="985572">
            <text:p>985572</text:p>
          </table:table-cell>
          <table:table-cell office:value-type="float" office:value="934759">
            <text:p>934759</text:p>
          </table:table-cell>
          <table:table-cell table:formula="of:=[.C7]-[.D7]" office:value-type="float" office:value="50813">
            <text:p>50813</text:p>
          </table:table-cell>
          <table:table-cell table:formula="of:=[.E7]/[.D7]*100" office:value-type="float" office:value="5.43594659158136">
            <text:p>5,44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Łotwa</text:p>
          </table:table-cell>
          <table:table-cell office:value-type="float" office:value="28854">
            <text:p>28854</text:p>
          </table:table-cell>
          <table:table-cell office:value-type="float" office:value="27309">
            <text:p>27309</text:p>
          </table:table-cell>
          <table:table-cell table:formula="of:=[.C8]-[.D8]" office:value-type="float" office:value="1545">
            <text:p>1545</text:p>
          </table:table-cell>
          <table:table-cell table:formula="of:=[.E8]/[.D8]*100" office:value-type="float" office:value="5.65747555750851">
            <text:p>5,66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Dania</text:p>
          </table:table-cell>
          <table:table-cell office:value-type="float" office:value="54645">
            <text:p>54645</text:p>
          </table:table-cell>
          <table:table-cell office:value-type="float" office:value="51701">
            <text:p>51701</text:p>
          </table:table-cell>
          <table:table-cell table:formula="of:=[.C9]-[.D9]" office:value-type="float" office:value="2944">
            <text:p>2944</text:p>
          </table:table-cell>
          <table:table-cell table:formula="of:=[.E9]/[.D9]*100" office:value-type="float" office:value="5.69428057484381">
            <text:p>5,69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Grecja</text:p>
          </table:table-cell>
          <table:table-cell office:value-type="float" office:value="131025">
            <text:p>131025</text:p>
          </table:table-cell>
          <table:table-cell office:value-type="float" office:value="123415">
            <text:p>123415</text:p>
          </table:table-cell>
          <table:table-cell table:formula="of:=[.C10]-[.D10]" office:value-type="float" office:value="7610">
            <text:p>7610</text:p>
          </table:table-cell>
          <table:table-cell table:formula="of:=[.E10]/[.D10]*100" office:value-type="float" office:value="6.16618725438561">
            <text:p>6,17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Litwa</text:p>
          </table:table-cell>
          <table:table-cell office:value-type="float" office:value="43547">
            <text:p>43547</text:p>
          </table:table-cell>
          <table:table-cell office:value-type="float" office:value="40526">
            <text:p>40526</text:p>
          </table:table-cell>
          <table:table-cell table:formula="of:=[.C11]-[.D11]" office:value-type="float" office:value="3021">
            <text:p>3021</text:p>
          </table:table-cell>
          <table:table-cell table:formula="of:=[.E11]/[.D11]*100" office:value-type="float" office:value="7.45447367122341">
            <text:p>7,45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Chorwacja</text:p>
          </table:table-cell>
          <table:table-cell office:value-type="float" office:value="57023">
            <text:p>57023</text:p>
          </table:table-cell>
          <table:table-cell office:value-type="float" office:value="52736">
            <text:p>52736</text:p>
          </table:table-cell>
          <table:table-cell table:formula="of:=[.C12]-[.D12]" office:value-type="float" office:value="4287">
            <text:p>4287</text:p>
          </table:table-cell>
          <table:table-cell table:formula="of:=[.E12]/[.D12]*100" office:value-type="float" office:value="8.12917172330097">
            <text:p>8,13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Cypr</text:p>
          </table:table-cell>
          <table:table-cell office:value-type="float" office:value="6381">
            <text:p>6381</text:p>
          </table:table-cell>
          <table:table-cell office:value-type="float" office:value="5871">
            <text:p>5871</text:p>
          </table:table-cell>
          <table:table-cell table:formula="of:=[.C13]-[.D13]" office:value-type="float" office:value="510">
            <text:p>510</text:p>
          </table:table-cell>
          <table:table-cell table:formula="of:=[.E13]/[.D13]*100" office:value-type="float" office:value="8.68676545733265">
            <text:p>8,69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Estonia</text:p>
          </table:table-cell>
          <table:table-cell office:value-type="float" office:value="15811">
            <text:p>15811</text:p>
          </table:table-cell>
          <table:table-cell office:value-type="float" office:value="14515">
            <text:p>14515</text:p>
          </table:table-cell>
          <table:table-cell table:formula="of:=[.C14]-[.D14]" office:value-type="float" office:value="1296">
            <text:p>1296</text:p>
          </table:table-cell>
          <table:table-cell table:formula="of:=[.E14]/[.D14]*100" office:value-type="float" office:value="8.92869445401309">
            <text:p>8,93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Szwecja</text:p>
          </table:table-cell>
          <table:table-cell office:value-type="float" office:value="98124">
            <text:p>98124</text:p>
          </table:table-cell>
          <table:table-cell office:value-type="float" office:value="89714">
            <text:p>89714</text:p>
          </table:table-cell>
          <table:table-cell table:formula="of:=[.C15]-[.D15]" office:value-type="float" office:value="8410">
            <text:p>8410</text:p>
          </table:table-cell>
          <table:table-cell table:formula="of:=[.E15]/[.D15]*100" office:value-type="float" office:value="9.37423367590343">
            <text:p>9,37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Węgry</text:p>
          </table:table-cell>
          <table:table-cell office:value-type="float" office:value="141002">
            <text:p>141002</text:p>
          </table:table-cell>
          <table:table-cell office:value-type="float" office:value="127863">
            <text:p>127863</text:p>
          </table:table-cell>
          <table:table-cell table:formula="of:=[.C16]-[.D16]" office:value-type="float" office:value="13139">
            <text:p>13139</text:p>
          </table:table-cell>
          <table:table-cell table:formula="of:=[.E16]/[.D16]*100" office:value-type="float" office:value="10.2758421122608">
            <text:p>10,28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Austria</text:p>
          </table:table-cell>
          <table:table-cell office:value-type="float" office:value="91599">
            <text:p>91599</text:p>
          </table:table-cell>
          <table:table-cell office:value-type="float" office:value="82969">
            <text:p>82969</text:p>
          </table:table-cell>
          <table:table-cell table:formula="of:=[.C17]-[.D17]" office:value-type="float" office:value="8630">
            <text:p>8630</text:p>
          </table:table-cell>
          <table:table-cell table:formula="of:=[.E17]/[.D17]*100" office:value-type="float" office:value="10.4014752497921">
            <text:p>10,40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Słowacja</text:p>
          </table:table-cell>
          <table:table-cell office:value-type="float" office:value="59089">
            <text:p>59089</text:p>
          </table:table-cell>
          <table:table-cell office:value-type="float" office:value="53346">
            <text:p>53346</text:p>
          </table:table-cell>
          <table:table-cell table:formula="of:=[.C18]-[.D18]" office:value-type="float" office:value="5743">
            <text:p>5743</text:p>
          </table:table-cell>
          <table:table-cell table:formula="of:=[.E18]/[.D18]*100" office:value-type="float" office:value="10.7655681775578">
            <text:p>10,77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Francja</text:p>
          </table:table-cell>
          <table:table-cell office:value-type="float" office:value="654599">
            <text:p>654599</text:p>
          </table:table-cell>
          <table:table-cell office:value-type="float" office:value="589837">
            <text:p>589837</text:p>
          </table:table-cell>
          <table:table-cell table:formula="of:=[.C19]-[.D19]" office:value-type="float" office:value="64762">
            <text:p>64762</text:p>
          </table:table-cell>
          <table:table-cell table:formula="of:=[.E19]/[.D19]*100" office:value-type="float" office:value="10.9796435286359">
            <text:p>10,98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Luksemburg</text:p>
          </table:table-cell>
          <table:table-cell office:value-type="float" office:value="4609">
            <text:p>4609</text:p>
          </table:table-cell>
          <table:table-cell office:value-type="float" office:value="4137">
            <text:p>4137</text:p>
          </table:table-cell>
          <table:table-cell table:formula="of:=[.C20]-[.D20]" office:value-type="float" office:value="472">
            <text:p>472</text:p>
          </table:table-cell>
          <table:table-cell table:formula="of:=[.E20]/[.D20]*100" office:value-type="float" office:value="11.4092337442591">
            <text:p>11,41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Czarnogóra</text:p>
          </table:table-cell>
          <table:table-cell office:value-type="float" office:value="7293">
            <text:p>7293</text:p>
          </table:table-cell>
          <table:table-cell office:value-type="float" office:value="6525">
            <text:p>6525</text:p>
          </table:table-cell>
          <table:table-cell table:formula="of:=[.C21]-[.D21]" office:value-type="float" office:value="768">
            <text:p>768</text:p>
          </table:table-cell>
          <table:table-cell table:formula="of:=[.E21]/[.D21]*100" office:value-type="float" office:value="11.7701149425287">
            <text:p>11,77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Portugalia</text:p>
          </table:table-cell>
          <table:table-cell office:value-type="float" office:value="123396">
            <text:p>123396</text:p>
          </table:table-cell>
          <table:table-cell office:value-type="float" office:value="109949">
            <text:p>109949</text:p>
          </table:table-cell>
          <table:table-cell table:formula="of:=[.C22]-[.D22]" office:value-type="float" office:value="13447">
            <text:p>13447</text:p>
          </table:table-cell>
          <table:table-cell table:formula="of:=[.E22]/[.D22]*100" office:value-type="float" office:value="12.2302158273381">
            <text:p>12,23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Malta</text:p>
          </table:table-cell>
          <table:table-cell office:value-type="float" office:value="4084">
            <text:p>4084</text:p>
          </table:table-cell>
          <table:table-cell office:value-type="float" office:value="3607">
            <text:p>3607</text:p>
          </table:table-cell>
          <table:table-cell table:formula="of:=[.C23]-[.D23]" office:value-type="float" office:value="477">
            <text:p>477</text:p>
          </table:table-cell>
          <table:table-cell table:formula="of:=[.E23]/[.D23]*100" office:value-type="float" office:value="13.224286110341">
            <text:p>13,22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Szwajcaria</text:p>
          </table:table-cell>
          <table:table-cell office:value-type="float" office:value="76195">
            <text:p>76195</text:p>
          </table:table-cell>
          <table:table-cell office:value-type="float" office:value="66992">
            <text:p>66992</text:p>
          </table:table-cell>
          <table:table-cell table:formula="of:=[.C24]-[.D24]" office:value-type="float" office:value="9203">
            <text:p>9203</text:p>
          </table:table-cell>
          <table:table-cell table:formula="of:=[.E24]/[.D24]*100" office:value-type="float" office:value="13.7374611893958">
            <text:p>13,74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Holandia</text:p>
          </table:table-cell>
          <table:table-cell office:value-type="float" office:value="168678">
            <text:p>168678</text:p>
          </table:table-cell>
          <table:table-cell office:value-type="float" office:value="147911">
            <text:p>147911</text:p>
          </table:table-cell>
          <table:table-cell table:formula="of:=[.C25]-[.D25]" office:value-type="float" office:value="20767">
            <text:p>20767</text:p>
          </table:table-cell>
          <table:table-cell table:formula="of:=[.E25]/[.D25]*100" office:value-type="float" office:value="14.0401998499097">
            <text:p>14,04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Serbia</text:p>
          </table:table-cell>
          <table:table-cell office:value-type="float" office:value="116850">
            <text:p>116850</text:p>
          </table:table-cell>
          <table:table-cell office:value-type="float" office:value="101887">
            <text:p>101887</text:p>
          </table:table-cell>
          <table:table-cell table:formula="of:=[.C26]-[.D26]" office:value-type="float" office:value="14963">
            <text:p>14963</text:p>
          </table:table-cell>
          <table:table-cell table:formula="of:=[.E26]/[.D26]*100" office:value-type="float" office:value="14.685877491731">
            <text:p>14,69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Włochy</text:p>
          </table:table-cell>
          <table:table-cell office:value-type="float" office:value="740317">
            <text:p>740317</text:p>
          </table:table-cell>
          <table:table-cell office:value-type="float" office:value="643699">
            <text:p>643699</text:p>
          </table:table-cell>
          <table:table-cell table:formula="of:=[.C27]-[.D27]" office:value-type="float" office:value="96618">
            <text:p>96618</text:p>
          </table:table-cell>
          <table:table-cell table:formula="of:=[.E27]/[.D27]*100" office:value-type="float" office:value="15.0098104859569">
            <text:p>15,01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Rumunia</text:p>
          </table:table-cell>
          <table:table-cell office:value-type="float" office:value="298651">
            <text:p>298651</text:p>
          </table:table-cell>
          <table:table-cell office:value-type="float" office:value="258502">
            <text:p>258502</text:p>
          </table:table-cell>
          <table:table-cell table:formula="of:=[.C28]-[.D28]" office:value-type="float" office:value="40149">
            <text:p>40149</text:p>
          </table:table-cell>
          <table:table-cell table:formula="of:=[.E28]/[.D28]*100" office:value-type="float" office:value="15.5314078807901">
            <text:p>15,53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Belgia</text:p>
          </table:table-cell>
          <table:table-cell office:value-type="float" office:value="126850">
            <text:p>126850</text:p>
          </table:table-cell>
          <table:table-cell office:value-type="float" office:value="109603">
            <text:p>109603</text:p>
          </table:table-cell>
          <table:table-cell table:formula="of:=[.C29]-[.D29]" office:value-type="float" office:value="17247">
            <text:p>17247</text:p>
          </table:table-cell>
          <table:table-cell table:formula="of:=[.E29]/[.D29]*100" office:value-type="float" office:value="15.7358831418848">
            <text:p>15,74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Hiszpania</text:p>
          </table:table-cell>
          <table:table-cell office:value-type="float" office:value="493776">
            <text:p>493776</text:p>
          </table:table-cell>
          <table:table-cell office:value-type="float" office:value="425072">
            <text:p>425072</text:p>
          </table:table-cell>
          <table:table-cell table:formula="of:=[.C30]-[.D30]" office:value-type="float" office:value="68704">
            <text:p>68704</text:p>
          </table:table-cell>
          <table:table-cell table:formula="of:=[.E30]/[.D30]*100" office:value-type="float" office:value="16.1629088719088">
            <text:p>16,16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Bułgaria</text:p>
          </table:table-cell>
          <table:table-cell office:value-type="float" office:value="124735">
            <text:p>124735</text:p>
          </table:table-cell>
          <table:table-cell office:value-type="float" office:value="106934">
            <text:p>106934</text:p>
          </table:table-cell>
          <table:table-cell table:formula="of:=[.C31]-[.D31]" office:value-type="float" office:value="17801">
            <text:p>17801</text:p>
          </table:table-cell>
          <table:table-cell table:formula="of:=[.E31]/[.D31]*100" office:value-type="float" office:value="16.6467166663549">
            <text:p>16,65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Czechy</text:p>
          </table:table-cell>
          <table:table-cell office:value-type="float" office:value="129289">
            <text:p>129289</text:p>
          </table:table-cell>
          <table:table-cell office:value-type="float" office:value="110100">
            <text:p>110100</text:p>
          </table:table-cell>
          <table:table-cell table:formula="of:=[.C32]-[.D32]" office:value-type="float" office:value="19189">
            <text:p>19189</text:p>
          </table:table-cell>
          <table:table-cell table:formula="of:=[.E32]/[.D32]*100" office:value-type="float" office:value="17.4287011807448">
            <text:p>17,43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Wielka Brytania</text:p>
          </table:table-cell>
          <table:table-cell office:value-type="float" office:value="689629">
            <text:p>689629</text:p>
          </table:table-cell>
          <table:table-cell office:value-type="float" office:value="586424">
            <text:p>586424</text:p>
          </table:table-cell>
          <table:table-cell table:formula="of:=[.C33]-[.D33]" office:value-type="float" office:value="103205">
            <text:p>103205</text:p>
          </table:table-cell>
          <table:table-cell table:formula="of:=[.E33]/[.D33]*100" office:value-type="float" office:value="17.5990409669454">
            <text:p>17,60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Polska</text:p>
          </table:table-cell>
          <table:table-cell office:value-type="float" office:value="477355">
            <text:p>477355</text:p>
          </table:table-cell>
          <table:table-cell office:value-type="float" office:value="405568">
            <text:p>405568</text:p>
          </table:table-cell>
          <table:table-cell table:formula="of:=[.C34]-[.D34]" office:value-type="float" office:value="71787">
            <text:p>71787</text:p>
          </table:table-cell>
          <table:table-cell table:formula="of:=[.E34]/[.D34]*100" office:value-type="float" office:value="17.7003609752249">
            <text:p>17,70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Słowenia</text:p>
          </table:table-cell>
          <table:table-cell office:value-type="float" office:value="24016">
            <text:p>24016</text:p>
          </table:table-cell>
          <table:table-cell office:value-type="float" office:value="20136">
            <text:p>20136</text:p>
          </table:table-cell>
          <table:table-cell table:formula="of:=[.C35]-[.D35]" office:value-type="float" office:value="3880">
            <text:p>3880</text:p>
          </table:table-cell>
          <table:table-cell table:formula="of:=[.E35]/[.D35]*100" office:value-type="float" office:value="19.2689709972189">
            <text:p>19,27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Liechtenstein</text:p>
          </table:table-cell>
          <table:table-cell office:value-type="float" office:value="319">
            <text:p>319</text:p>
          </table:table-cell>
          <table:table-cell office:value-type="float" office:value="267">
            <text:p>267</text:p>
          </table:table-cell>
          <table:table-cell table:formula="of:=[.C36]-[.D36]" office:value-type="float" office:value="52">
            <text:p>52</text:p>
          </table:table-cell>
          <table:table-cell table:formula="of:=[.E36]/[.D36]*100" office:value-type="float" office:value="19.4756554307116">
            <text:p>19,48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Albania</text:p>
          </table:table-cell>
          <table:table-cell office:value-type="float" office:value="27605">
            <text:p>27605</text:p>
          </table:table-cell>
          <table:table-cell office:value-type="float" office:value="22301">
            <text:p>22301</text:p>
          </table:table-cell>
          <table:table-cell table:formula="of:=[.C37]-[.D37]" office:value-type="float" office:value="5304">
            <text:p>5304</text:p>
          </table:table-cell>
          <table:table-cell table:formula="of:=[.E37]/[.D37]*100" office:value-type="float" office:value="23.783686830187">
            <text:p>23,78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Andora</text:p>
          </table:table-cell>
          <table:table-cell office:value-type="float" office:value="419">
            <text:p>419</text:p>
          </table:table-cell>
          <table:table-cell office:value-type="float" office:value="317">
            <text:p>317</text:p>
          </table:table-cell>
          <table:table-cell table:formula="of:=[.C38]-[.D38]" office:value-type="float" office:value="102">
            <text:p>102</text:p>
          </table:table-cell>
          <table:table-cell table:formula="of:=[.E38]/[.D38]*100" office:value-type="float" office:value="32.1766561514196">
            <text:p>32,18</text:p>
          </table:table-cell>
        </table:table-row>
        <table:table-row table:style-name="ro1">
          <table:table-cell table:style-name="Default"/>
          <table:table-cell office:value-type="string">
            <text:p>Suma</text:p>
          </table:table-cell>
          <table:table-cell table:formula="of:=SUM([.C2:.C38])" office:value-type="float" office:value="6183137">
            <text:p>6183137</text:p>
          </table:table-cell>
          <table:table-cell table:formula="of:=SUM([.D2:.D38])" office:value-type="float" office:value="5501438">
            <text:p>5501438</text:p>
          </table:table-cell>
          <table:table-cell table:formula="of:=SUM([.E2:.E38])" office:value-type="float" office:value="681699">
            <text:p>681699</text:p>
          </table:table-cell>
          <table:table-cell table:formula="of:=[.E39]/[.D39]*100" office:value-type="float" office:value="12.3912875142826">
            <text:p>12,39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B2:Arkusz1.F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52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52:40.81</dc:date>
    <dc:creator>Andrzej Bystrzycki</dc:creator>
    <meta:editing-duration>PT3H47M16S</meta:editing-duration>
    <meta:editing-cycles>23</meta:editing-cycles>
    <meta:generator>OpenOffice.org/3.3$Win32 OpenOffice.org_project/330m20$Build-9567</meta:generator>
    <meta:document-statistic meta:table-count="3" meta:cell-count="233" meta:object-count="0"/>
  </office:meta>
</office:document-meta>
</file>